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华文宋体" svg:font-family="华文宋体" style:font-family-generic="system" style:font-pitch="variable"/>
    <style:font-face style:name="黑体" svg:font-family="黑体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Heading_20_1">
      <style:paragraph-properties style:writing-mode="lr-tb"/>
    </style:style>
    <style:style style:name="P3" style:family="paragraph" style:parent-style-name="Standard">
      <style:paragraph-properties fo:text-align="start" style:justify-single-word="false" style:writing-mode="lr-tb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 style:writing-mode="lr-tb"/>
      <style:text-properties fo:language="en" fo:country="US" fo:font-weight="bold" style:font-name-asian="华文宋体" style:language-asian="zh" style:country-asian="CN" style:font-weight-asian="bold" style:font-weight-complex="bold" style:script-type="asian"/>
    </style:style>
    <style:style style:name="P5" style:family="paragraph" style:parent-style-name="Heading_20_2">
      <style:paragraph-properties style:writing-mode="lr-tb"/>
    </style:style>
    <style:style style:name="P6" style:family="paragraph" style:parent-style-name="Standard">
      <style:paragraph-properties fo:text-align="start" style:justify-single-word="false" style:writing-mode="lr-tb"/>
      <style:text-properties fo:language="en" fo:country="US" fo:font-weight="bold" style:language-asian="zh" style:country-asian="CN" style:font-weight-asian="bold" style:font-weight-complex="bold" style:script-type="asian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 fo:break-before="page" style:writing-mode="lr-tb"/>
      <style:text-properties fo:language="en" fo:country="US" style:language-asian="zh" style:country-asian="CN"/>
    </style:style>
    <style:style style:name="P8" style:family="paragraph" style:parent-style-name="Standard">
      <style:paragraph-properties fo:text-align="start" style:justify-single-word="false" style:writing-mode="lr-tb"/>
      <style:text-properties fo:language="en" fo:country="US" fo:font-weight="bold" style:language-asian="zh" style:country-asian="CN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 fo:font-weight="bold" style:font-name-asian="华文宋体" style:language-asian="zh" style:country-asian="CN" style:font-weight-asian="bold" style:font-weight-complex="bold" style:script-type="asian"/>
    </style:style>
    <style:style style:name="T3" style:family="text">
      <style:text-properties fo:language="en" fo:country="US" style:language-asian="zh" style:country-asian="CN" style:script-type="asian"/>
    </style:style>
    <style:style style:name="T4" style:family="text">
      <style:text-properties fo:language="en" fo:country="US" fo:font-weight="bold" style:language-asian="zh" style:country-asian="CN" style:font-weight-asian="bold" style:font-weight-complex="bold" style:script-type="asian"/>
    </style:style>
    <style:style style:name="T5" style:family="text">
      <style:text-properties fo:language="en" fo:country="US" style:language-asian="zh" style:country-asian="CN"/>
    </style:style>
    <style:style style:name="T6" style:family="text">
      <style:text-properties fo:language="en" fo:country="US" fo:font-weight="bold" style:language-asian="zh" style:country-asian="CN" style:font-weight-asian="bold" style:font-weight-complex="bold"/>
    </style:style>
    <style:style style:name="T7" style:family="text">
      <style:text-properties fo:language="en" fo:country="US" fo:font-weight="normal" style:language-asian="zh" style:country-asian="CN" style:font-weight-asian="normal" style:font-weight-complex="normal"/>
    </style:style>
    <style:style style:name="T8" style:family="text">
      <style:text-properties fo:language="en" fo:country="US" fo:font-weight="normal" style:language-asian="zh" style:country-asian="CN" style:font-weight-asian="normal" style:font-weight-complex="normal" style:script-type="asi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h text:style-name="P2" text:outline-level="1">示例文件 ODT format</text:h>
      <text:p text:style-name="P3" loext:marker-style-name="T1"/>
      <text:p text:style-name="P1" loext:marker-style-name="T1"><text:span text:style-name="T1">人之初，性本善</text:span><text:span text:style-name="T1"/></text:p>
      <text:p text:style-name="P3" loext:marker-style-name="T1"/>
      <text:p text:style-name="P4" loext:marker-style-name="T2"/>
      <text:h text:style-name="P5" text:outline-level="2" loext:marker-style-name="T3"><text:span text:style-name="T3">二级标题</text:span><text:span text:style-name="T3"/></text:h>
      <text:p text:style-name="P6" loext:marker-style-name="T4"/>
      <text:p text:style-name="P1" loext:marker-style-name="T4"><text:span text:style-name="T4">习相近，性相远</text:span><text:span text:style-name="T4"/></text:p>
      <text:p text:style-name="P6" loext:marker-style-name="T4"/>
      <text:p text:style-name="P6" loext:marker-style-name="T4"/>
      <text:p text:style-name="P1">这是一个 odt 文件。</text:p>
      <text:p text:style-name="P7" loext:marker-style-name="T5"/>
      <text:h text:style-name="Heading_20_2" text:outline-level="2">第二页</text:h>
      <text:p text:style-name="P1" loext:marker-style-name="T6"><text:span text:style-name="T6">一些文字</text:span><text:span text:style-name="T6"/></text:p>
      <text:p text:style-name="P8" loext:marker-style-name="T6"/>
      <text:p text:style-name="P1" loext:marker-style-name="T6"><text:span text:style-name="T6">Hello world</text:span><text:span text:style-name="T6"/></text:p>
      <text:p text:style-name="P8" loext:marker-style-name="T6"/>
      <text:p text:style-name="P8" loext:marker-style-name="T6"/>
      <text:p text:style-name="P8" loext:marker-style-name="T6"/>
      <text:p text:style-name="P1" loext:marker-style-name="T7"><text:span text:style-name="T8">正常的文字，没有加粗</text:span><text:bookmark text:name="_GoBack"/><text:span text:style-name="T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华文宋体" svg:font-family="华文宋体" style:font-family-generic="system" style:font-pitch="variable"/>
    <style:font-face style:name="黑体" svg:font-family="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0pt" fo:language="en" fo:country="US" style:letter-kerning="false" style:font-name-asian="华文宋体" style:font-size-asian="10pt" style:language-asian="zh" style:country-asian="CN" style:font-name-complex="Arial Unicode MS" style:font-size-complex="10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0pt" fo:language="en" fo:country="US" style:letter-kerning="false" style:font-name-asian="华文宋体" style:font-size-asian="10pt" style:language-asian="zh" style:country-asian="CN" style:font-name-complex="Arial Unicode MS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fo:hyphenation-keep="page" loext:hyphenation-keep-type="column" loext:hyphenation-keep-line="tru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华文宋体" style:font-family-asian="华文宋体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top="0.6cm" fo:margin-bottom="0.582cm" style:contextual-spacing="false" fo:line-height="240%" fo:keep-together="always" fo:keep-with-next="always"/>
      <style:text-properties fo:font-size="22pt" fo:font-weight="bold" style:letter-kerning="true" style:font-size-asian="22pt" style:font-weight-asian="bold"/>
    </style:style>
    <style:style style:name="Heading_20_2" style:display-name="Heading 2" style:family="paragraph" style:parent-style-name="Standard" style:next-style-name="Standard" style:default-outline-level="2" style:list-style-name="" style:class="chapter">
      <style:paragraph-properties fo:margin-top="0.459cm" fo:margin-bottom="0.459cm" style:contextual-spacing="false" fo:line-height="172%" fo:keep-together="always" fo:keep-with-next="always"/>
      <style:text-properties style:font-name="Arial" fo:font-family="Arial" style:font-family-generic="swiss" style:font-pitch="variable" fo:font-size="16pt" fo:font-weight="bold" style:font-name-asian="黑体" style:font-family-asian="黑体" style:font-family-generic-asian="system" style:font-pitch-asian="variable" style:font-size-asian="16pt" style:font-weight-asian="bold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1T12:50:00</meta:creation-date>
    <meta:initial-creator>yan</meta:initial-creator>
    <dc:date>2026-01-27T12:34:55.827229000</dc:date>
    <meta:editing-cycles>4</meta:editing-cycles>
    <meta:editing-duration>PT5M33S</meta:editing-duration>
    <meta:generator>LibreOffice/25.8.4.2$MacOSX_X86_64 LibreOffice_project/290daaa01b999472f0c7a3890eb6a550fd74c6df</meta:generator>
    <meta:document-statistic meta:table-count="0" meta:image-count="0" meta:object-count="0" meta:page-count="2" meta:paragraph-count="9" meta:word-count="51" meta:character-count="73" meta:non-whitespace-character-count="68"/>
    <meta:user-defined meta:name="ICV">11FEF15E3060B9AEA8516269DA801FBF_42</meta:user-defined>
    <meta:user-defined meta:name="KSOProductBuildVer">2052-12.1.24031.24031</meta:user-defined>
  </office:meta>
</office:document-meta>
</file>